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top="0.212cm" fo:margin-bottom="0cm" fo:padding="0cm" fo:border="none" style:writing-mode="lr-tb"/>
    </style:style>
    <style:style style:name="P5" style:family="paragraph" style:parent-style-name="Standard">
      <style:paragraph-properties fo:margin-top="0.212cm" fo:margin-bottom="0cm" style:line-height-at-least="0.249cm" fo:padding="0cm" fo:border="none" style:writing-mode="lr-tb"/>
    </style:style>
    <style:style style:name="P6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variant="normal" fo:text-transform="none" fo:color="#1155cc" style:font-name="Roboto" fo:font-size="9pt" fo:letter-spacing="normal" fo:font-style="normal" fo:font-weight="normal"/>
    </style:style>
    <style:style style:name="T5" style:family="text">
      <style:text-properties fo:font-variant="normal" fo:text-transform="none" fo:color="#222222" style:font-name="Roboto" fo:font-size="9pt" fo:letter-spacing="normal" fo:font-style="normal" fo:font-weight="normal"/>
    </style:style>
    <style:style style:name="T6" style:family="text">
      <style:text-properties fo:font-variant="normal" fo:text-transform="none" fo:color="#222222" style:font-name="Roboto" fo:font-size="9pt" fo:letter-spacing="normal" fo:font-style="normal" fo:font-weight="normal" style:font-name-asian="Roboto" style:font-size-asian="9pt" style:font-style-asian="normal" style:font-weight-asian="normal" style:font-name-complex="Roboto" style:font-size-complex="9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e8eae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20636245206001127" text:style-name="Outline">
        <text:list-item>
          <text:h text:style-name="P6" text:outline-level="1">Compilacion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23-01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>Flutter Master (y pronto Dev) ahora requiere Android SDK 28 y BuildTools versión 28.0.3</text:p>
      <text:p text:style-name="Standard"/>
      <text:p text:style-name="Standard">Esto se debe a la actualización de algunas funciones en el motor y al aumentar nuestras restricciones de SDK de destino / compilación para que coincidan.</text:p>
      <text:p text:style-name="Standard"/>
      <text:p text:style-name="Standard">Esto fue una sorpresa para algunos usuarios, y los mensajes de error de Gradle pueden ser un poco difíciles de descifrar aquí. Hay un parche abierto para actualizar la salida de Flutter Doctor para ayudar con esto, y debería aterrizar pronto.</text:p>
      <text:p text:style-name="Standard"/>
      <text:p text:style-name="Standard">Si te enfrentas a este problema, debes ejecutar:</text:p>
      <text:p text:style-name="Standard"/>
      <text:p text:style-name="Standard">Linux / Mac:</text:p>
      <text:p text:style-name="Standard">$ ANDROID_HOME / tools / bin / sdkmanager "plataformas; android-28" "build-tools; 28.0.3"</text:p>
      <text:p text:style-name="Standard"/>
      <text:p text:style-name="Standard">Windows:</text:p>
      <text:p text:style-name="Standard">% ANDROID_HOME% \ tools \ bin \ sdkmanager.bat "plataformas; android-28" "build-tools; 28.0.3"</text:p>
      <text:p text:style-name="Standard"/>
      <text:p text:style-name="Standard">Por supuesto, también puede instalar estos componentes utilizando el administrador de Android SDK a través de Android Studio. Tenga en cuenta que intentar ejecutar los comandos anteriores con una versión de Java superior a 1.8 puede generar errores; vea https://stackoverflow.com/a/48704729/3293914 para una solución alternativa si está utilizando versiones posteriores de Java.</text:p>
      <text:p text:style-name="Standard"/>
      <text:p text:style-name="Standard">Déjeme saber si esto causa problemas, o no dude en comentar sobre lo siguiente:</text:p>
      <text:p text:style-name="Standard"/>
      <text:section text:style-name="Sect1" text:name=":oe">
        <text:section text:style-name="Sect1" text:name=":of">
          <text:p text:style-name="P4">Please let me know if this causes problems, or feel free to comment on the following:</text:p>
          <text:p text:style-name="P4"/>
          <text:p text:style-name="P4"><text:soft-page-break/><text:a xlink:type="simple" xlink:href="https://github.com/flutter/flutter/pull/26942" office:target-frame-name="_blank" xlink:show="new" text:style-name="Internet_20_link" text:visited-style-name="Visited_20_Internet_20_Link"><text:span text:style-name="T4">https://github.com/flutter/flutter/pull/26942</text:span></text:a><text:span text:style-name="T5"> (Doctor pull request)</text:span></text:p>
          <text:p text:style-name="P4"><text:a xlink:type="simple" xlink:href="https://github.com/flutter/flutter/issues/26909" office:target-frame-name="_blank" xlink:show="new" text:style-name="Internet_20_link" text:visited-style-name="Visited_20_Internet_20_Link"><text:span text:style-name="T4">https://github.com/flutter/flutter/issues/26909</text:span></text:a><text:span text:style-name="T5"> (issue)</text:span></text:p>
          <text:section text:style-name="Sect2" text:name=":mr">
            <text:p text:style-name="P5"><draw:frame draw:style-name="fr1" draw:name="gráficos1" text:anchor-type="as-char" svg:width="0.635cm" svg:height="0.291cm" draw:z-index="0"><draw:image xlink:href="https://ssl.gstatic.com/ui/v1/icons/mail/images/cleardot.gif" xlink:type="simple" xlink:show="embed" xlink:actuate="onLoad"/></draw:frame></text:p>
          </text:section>
        </text:section>
      </text:section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9-01-23T09:43:33.64</meta:creation-date>
    <meta:editing-duration>PT3M20S</meta:editing-duration>
    <meta:generator>OpenOffice/4.1.6$Win32 OpenOffice.org_project/416m1$Build-9790</meta:generator>
    <meta:initial-creator>Máximo Meza</meta:initial-creator>
    <dc:date>2019-01-23T09:46:50.71</dc:date>
    <dc:creator>Máximo Meza</dc:creator>
    <meta:document-statistic meta:table-count="0" meta:image-count="1" meta:object-count="0" meta:page-count="3" meta:paragraph-count="24" meta:word-count="219" meta:character-count="15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